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2.6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5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6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0cm" fo:min-width="5.469cm"/>
    </style:style>
    <style:style style:name="gr9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00000" draw:marker-end="Symmetric_20_Arrow"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381cm" svg:x="4.30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381cm" draw:transform="rotate (0.825366203268118) translate (10.51cm 7.9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4cm" svg:height="0.47cm" svg:x="8.156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4cm" svg:height="0.47cm" svg:x="5.356cm" svg:y="4.4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6.056cm" svg:y="6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5.826cm" svg:y1="1.762cm" svg:x2="5.826cm" svg:y2="8.493cm">
          <text:p/>
        </draw:line>
        <draw:line draw:style-name="gr3" draw:text-style-name="P3" draw:layer="layout" svg:x1="3.54cm" svg:y1="6.868cm" svg:x2="15.224cm" svg:y2="6.868cm">
          <text:p/>
        </draw:line>
        <draw:line draw:style-name="gr3" draw:text-style-name="P3" draw:layer="layout" svg:x1="11.789cm" svg:y1="8.62cm" svg:x2="11.789cm" svg:y2="6.588cm">
          <text:p/>
        </draw:line>
        <draw:line draw:style-name="gr4" draw:text-style-name="P3" draw:layer="layout" svg:x1="5.826cm" svg:y1="8.239cm" svg:x2="11.795cm" svg:y2="8.239cm">
          <text:p/>
        </draw:line>
        <draw:frame draw:style-name="gr2" draw:text-style-name="P2" draw:layer="layout" svg:width="0.466cm" svg:height="0.47cm" svg:x="8.056cm" svg:y="7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4.081cm" svg:y1="4.37cm" svg:x2="11.649cm" svg:y2="6.996cm">
          <text:p/>
        </draw:line>
        <draw:frame draw:style-name="gr5" draw:text-style-name="P2" draw:layer="layout" svg:width="0.487cm" svg:height="0.242cm" svg:x="13.627cm" svg:y="5.9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3" draw:layer="layout" svg:x1="5.814cm" svg:y1="6.869cm" svg:x2="5.826cm" svg:y2="4.302cm">
          <text:p/>
        </draw:line>
        <draw:line draw:style-name="gr3" draw:text-style-name="P3" draw:layer="layout" svg:x1="5.699cm" svg:y1="1.762cm" svg:x2="12.43cm" svg:y2="7.37cm">
          <text:p/>
        </draw:line>
        <draw:path draw:style-name="gr7" draw:text-style-name="P3" draw:layer="layout" svg:width="1.48cm" svg:height="0.582cm" draw:transform="rotate (1.69523830246209) translate (13.248795630204cm 6.91432662546992cm)" svg:viewBox="0 0 1481 583" svg:d="M0 583c1024 0 1481-583 1481-583">
          <text:p/>
        </draw:path>
        <draw:line draw:style-name="gr4" draw:text-style-name="P3" draw:layer="layout" svg:x1="3.994cm" svg:y1="6.855cm" svg:x2="3.994cm" svg:y2="1.902cm">
          <text:p/>
        </draw:line>
        <draw:line draw:style-name="gr3" draw:text-style-name="P3" draw:layer="layout" svg:x1="3.592cm" svg:y1="1.863cm" svg:x2="6.259cm" svg:y2="1.863cm">
          <text:p/>
        </draw:line>
        <draw:frame draw:style-name="gr2" draw:text-style-name="P2" draw:layer="layout" svg:width="0.492cm" svg:height="0.47cm" svg:x="3.956cm" svg:y="3.7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4" draw:layer="layout" svg:width="5.969cm" svg:height="0.127cm" svg:x="5.826cm" svg:y="6.823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826cm" svg:y1="6.869cm" svg:x2="9.001cm" svg:y2="6.869cm">
          <text:p/>
        </draw:line>
        <draw:path draw:style-name="gr10" draw:text-style-name="P3" draw:layer="layout" svg:width="1.5cm" svg:height="0.857cm" draw:transform="rotate (-0.519060919543114) translate (5.34647310034161cm 5.71627479472201cm)" svg:viewBox="0 0 1501 858" svg:d="M0 858c1024 0 1501-858 1501-85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25:09.356629813</dc:date>
    <meta:editing-duration>PT9M17S</meta:editing-duration>
    <meta:editing-cycles>6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i>α</mi>
    <annotation encoding="StarMath 5.0">%alpha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